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cb654" officeooo:paragraph-rsid="001cb654"/>
    </style:style>
    <style:style style:name="P2" style:family="paragraph" style:parent-style-name="Standard">
      <style:text-properties fo:language="en" fo:country="US" officeooo:rsid="0016cc35" officeooo:paragraph-rsid="001cb654"/>
    </style:style>
    <style:style style:name="P3" style:family="paragraph" style:parent-style-name="Standard">
      <style:text-properties fo:language="en" fo:country="US" officeooo:rsid="001ce940" officeooo:paragraph-rsid="001ce940"/>
    </style:style>
    <style:style style:name="P4" style:family="paragraph" style:parent-style-name="Standard" style:list-style-name="L1">
      <style:text-properties fo:language="en" fo:country="US" officeooo:rsid="001ce940" officeooo:paragraph-rsid="001ce940"/>
    </style:style>
    <style:style style:name="P5" style:family="paragraph" style:parent-style-name="Standard" style:list-style-name="L1">
      <style:text-properties fo:language="en" fo:country="US" officeooo:rsid="001d6cc0" officeooo:paragraph-rsid="001d6cc0"/>
    </style:style>
    <style:style style:name="P6" style:family="paragraph" style:parent-style-name="Standard" style:list-style-name="L2">
      <style:text-properties fo:language="en" fo:country="US" officeooo:rsid="0023202d" officeooo:paragraph-rsid="0023202d"/>
    </style:style>
    <style:style style:name="P7" style:family="paragraph" style:parent-style-name="Standard" style:list-style-name="L2">
      <style:text-properties fo:language="en" fo:country="US" officeooo:rsid="00236401" officeooo:paragraph-rsid="00236401"/>
    </style:style>
    <style:style style:name="P8" style:family="paragraph" style:parent-style-name="Standard">
      <style:text-properties fo:language="en" fo:country="US" officeooo:rsid="00236401" officeooo:paragraph-rsid="00236401"/>
    </style:style>
    <style:style style:name="P9" style:family="paragraph" style:parent-style-name="Standard" style:list-style-name="L2">
      <style:text-properties fo:language="en" fo:country="US" officeooo:rsid="00253d77" officeooo:paragraph-rsid="00253d77"/>
    </style:style>
    <style:style style:name="P10" style:family="paragraph" style:parent-style-name="Standard">
      <style:text-properties fo:language="en" fo:country="US" officeooo:rsid="0025c097" officeooo:paragraph-rsid="0025c097"/>
    </style:style>
    <style:style style:name="P11" style:family="paragraph" style:parent-style-name="Standard" style:list-style-name="L1">
      <style:text-properties fo:language="en" fo:country="US" officeooo:rsid="002652b1" officeooo:paragraph-rsid="002652b1"/>
    </style:style>
    <style:style style:name="P12" style:family="paragraph" style:parent-style-name="Standard" style:list-style-name="L1">
      <style:text-properties fo:language="en" fo:country="US" officeooo:rsid="0026d2de" officeooo:paragraph-rsid="0026d2de"/>
    </style:style>
    <style:style style:name="T1" style:family="text">
      <style:text-properties officeooo:rsid="001d6cc0"/>
    </style:style>
    <style:style style:name="T2" style:family="text">
      <style:text-properties officeooo:rsid="00236401"/>
    </style:style>
    <style:style style:name="T3" style:family="text">
      <style:text-properties officeooo:rsid="00253d77"/>
    </style:style>
    <style:style style:name="T4" style:family="text">
      <style:text-properties officeooo:rsid="0027d1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e 2: The swinging 60s</text:p>
      <text:p text:style-name="P1">Myths and Heroes</text:p>
      <text:p text:style-name="P2">To what extent can London be considered as the epicenter of the world?</text:p>
      <text:p text:style-name="P2"/>
      <text:p text:style-name="P3">Intro :</text:p>
      <text:list xml:id="list2802270173" text:style-name="L1">
        <text:list-item>
          <text:p text:style-name="P4"><text:span text:style-name="T1">Notion : </text:span>Myths and heroes</text:p>
          <text:list>
            <text:list-item>
              <text:p text:style-name="P11">Myths = traditional story, real or imaginary</text:p>
            </text:list-item>
            <text:list-item>
              <text:p text:style-name="P11">Heroes = People who at least remains in myths or history for having made new things</text:p>
            </text:list-item>
          </text:list>
        </text:list-item>
        <text:list-item>
          <text:p text:style-name="P5">Themes : London, the 60s</text:p>
          <text:list>
            <text:list-item>
              <text:p text:style-name="P12">London, the capital of England</text:p>
            </text:list-item>
            <text:list-item>
              <text:p text:style-name="P12"><text:span text:style-name="T4">T</text:span>he 60s, a very important period in evolution</text:p>
            </text:list-item>
          </text:list>
        </text:list-item>
      </text:list>
      <text:p text:style-name="P2"/>
      <text:p text:style-name="P2"/>
      <text:list xml:id="list2163340256" text:style-name="L2">
        <text:list-item>
          <text:p text:style-name="P6">Revolutions</text:p>
          <text:list>
            <text:list-item>
              <text:p text:style-name="P6">New technology</text:p>
              <text:list>
                <text:list-item>
                  <text:p text:style-name="P9">Doc 3 “technological revolution”</text:p>
                </text:list-item>
                <text:list-item>
                  <text:p text:style-name="P7">Color TV <text:span text:style-name="T3">(Doc 5)</text:span></text:p>
                </text:list-item>
                <text:list-item>
                  <text:p text:style-name="P7">Radio</text:p>
                </text:list-item>
                <text:list-item>
                  <text:p text:style-name="P7">Cars <text:span text:style-name="T3">(Doc 4)</text:span></text:p>
                </text:list-item>
              </text:list>
            </text:list-item>
            <text:list-item>
              <text:p text:style-name="P7">New music</text:p>
              <text:list>
                <text:list-item>
                  <text:p text:style-name="P7">The Beatles</text:p>
                </text:list-item>
                <text:list-item>
                  <text:p text:style-name="P7">Rock n’ Roll in pirate radios (<text:span text:style-name="T3">D</text:span>oc <text:span text:style-name="T3">6</text:span>)</text:p>
                </text:list-item>
                <text:list-item>
                  <text:p text:style-name="P9">Drugs took an important part of it (Doc 7)</text:p>
                </text:list-item>
                <text:list-item>
                  <text:p text:style-name="P9">Fashion (Doc 3 + 4)</text:p>
                </text:list-item>
              </text:list>
            </text:list-item>
          </text:list>
        </text:list-item>
        <text:list-item>
          <text:p text:style-name="P6"><text:span text:style-name="T2">E</text:span>volution <text:span text:style-name="T2">of society</text:span></text:p>
          <text:list>
            <text:list-item>
              <text:p text:style-name="P7">New laws, new values</text:p>
              <text:list>
                <text:list-item>
                  <text:p text:style-name="P7">Moral codes (<text:span text:style-name="T3">D</text:span>oc 2)</text:p>
                </text:list-item>
                <text:list-item>
                  <text:p text:style-name="P7">Doc 3 → “<text:span text:style-name="T3">hippies”, “sexual revolution”</text:span></text:p>
                </text:list-item>
                <text:list-item>
                  <text:p text:style-name="P9">Doc 8 → Nuclear Disarmament</text:p>
                </text:list-item>
              </text:list>
            </text:list-item>
            <text:list-item>
              <text:p text:style-name="P7">Still some traditions</text:p>
              <text:list>
                <text:list-item>
                  <text:p text:style-name="P7">Inequalities men / women (doc 10)</text:p>
                </text:list-item>
              </text:list>
            </text:list-item>
          </text:list>
        </text:list-item>
      </text:list>
      <text:p text:style-name="P8"/>
      <text:p text:style-name="P8"/>
      <text:p text:style-name="P10">Conclusion:</text:p>
      <text:p text:style-name="P10">From the fact London, in the 60s, has seen many revolutions in technology, in culture, and in laws, it has been an epicenter of the world as most of those values came across other countries. </text:p>
      <text:p text:style-name="P10">But even though London takes a very important part of evolution in the 60s, the part isn’t the only part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4:48:55.366000000</meta:creation-date>
    <dc:date>2019-01-29T07:36:00.428000000</dc:date>
    <meta:editing-duration>PT2H48M9S</meta:editing-duration>
    <meta:editing-cycles>8</meta:editing-cycles>
    <meta:generator>LibreOffice/6.1.4.2$Windows_X86_64 LibreOffice_project/9d0f32d1f0b509096fd65e0d4bec26ddd1938fd3</meta:generator>
    <meta:document-statistic meta:table-count="0" meta:image-count="0" meta:object-count="0" meta:page-count="1" meta:paragraph-count="31" meta:word-count="223" meta:character-count="1098" meta:non-whitespace-character-count="929"/>
  </office:meta>
</office:document-meta>
</file>